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58cm" fo:min-width="5.45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458cm" fo:min-width="3.9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58cm" fo:min-width="3.9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5cm" svg:height="3cm" svg:x="11.725cm" svg:y="1.5cm">
          <text:p text:style-name="P1">Chairman &amp; CE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5cm" svg:height="3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5cm" svg:height="3cm" svg:x="1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2.5cm" svg:y="6cm">
          <text:p text:style-name="P1">VP &amp; General Tax Couns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7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5cm" svg:height="3cm" svg:x="23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.5cm" svg:y="10.25cm">
          <text:p text:style-name="P1">VP, Lower Carbon Energ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8cm" svg:y="10.25cm">
          <text:p text:style-name="P1">VP, Strategy &amp; Sustainabi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2.5cm" svg:y="10.25cm">
          <text:p text:style-name="P1">VP &amp;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7cm" svg:y="10.25cm">
          <text:p text:style-name="P1">VP, Oil, Products &amp; G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23.5cm" svg:y="10.25cm">
          <text:p text:style-name="P1">VP &amp; Treasu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.501cm" svg:y="6.001cm">
          <text:p text:style-name="P1">VP &amp; General Tax Couns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8.001cm" svg:y="6.001cm">
          <text:p text:style-name="P1">VP &amp; Chief Financial Offi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2.501cm" svg:y="6.001cm">
          <text:p text:style-name="P1">VP, Chief Technology Offi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7.001cm" svg:y="6.001cm">
          <text:p text:style-name="P1">VP, Health, Safety &amp;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5cm" svg:height="3cm" svg:x="23.501cm" svg:y="6.001cm">
          <text:p text:style-name="P3"><text:span text:style-name="T1">Chief </text:span><text:span text:style-name="T1">Governance </text:span><text:span text:style-name="T1">Offi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.5cm" svg:y="14.5cm">
          <text:p text:style-name="P1">VP &amp; Human Relations Offi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8cm" svg:y="14.5cm">
          <text:p text:style-name="P1">VP &amp; General Couns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12.5cm" svg:y="14.5cm">
          <text:p text:style-name="P1">VP, Midstr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5cm" svg:height="3cm" svg:x="7cm" svg:y="14.5cm">
          <text:p text:style-name="P1">VP, Strategy, Policy &amp; 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5cm" svg:height="3cm" svg:x="23.5cm" svg:y="14.5cm">
          <text:p text:style-name="P1">VP, Corporate Affai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7:06:12.434395855</meta:creation-date>
    <dc:date>2023-10-26T17:54:17.610733520</dc:date>
    <meta:editing-duration>PT17M8S</meta:editing-duration>
    <meta:editing-cycles>1</meta:editing-cycles>
    <meta:document-statistic meta:object-count="21"/>
    <meta:generator>LibreOffice/7.3.7.2$Linux_X86_64 LibreOffice_project/30$Build-2</meta:generator>
  </office:meta>
</office:document-meta>
</file>